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Φύλλο1" table:style-name="ta1">
        <table:shapes>
          <draw:frame draw:z-index="0" draw:style-name="gr1" draw:text-style-name="P1" svg:width="643.95pt" svg:height="353.88pt" svg:x="274.17pt" svg:y="50.46pt">
            <loext:p draw:notify-on-update-of-ranges="Φύλλο1.B7:Φύλλο1.B1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5">
          <table:table-cell table:number-columns-repeated="2"/>
        </table:table-row>
        <table:table-row table:style-name="ro1">
          <table:table-cell table:style-name="ce1" office:value-type="string" calcext:value-type="string">
            <text:p>Packet</text:p>
          </table:table-cell>
          <table:table-cell table:style-name="ce1" office:value-type="string" calcext:value-type="string">
            <text:p>Response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72" calcext:value-type="float">
            <text:p>20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/00/0000</text:date>, <text:time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8:30:09.012000000</meta:creation-date>
    <dc:date>2017-11-26T18:35:30.255000000</dc:date>
    <meta:editing-duration>PT5M21S</meta:editing-duration>
    <meta:editing-cycles>1</meta:editing-cycles>
    <meta:document-statistic meta:table-count="1" meta:cell-count="234" meta:object-count="1"/>
    <meta:generator>LibreOffice/5.2.2.2$Windows_x86 LibreOffice_project/8f96e87c890bf8fa77463cd4b640a2312823f3a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718cm" svg:height="12.485cm" xlink:href=".." xlink:type="simple" chart:class="chart:line" chart:style-name="ch1">
        <chart:title svg:x="10.336cm" svg:y="0.206cm" chart:style-name="ch2">
          <text:p>Graph G1</text:p>
        </chart:title>
        <chart:plot-area chart:style-name="ch3" table:cell-range-address="Φύλλο1.B7:Φύλλο1.B122" svg:x="0.793cm" svg:y="0.787cm" svg:width="21.155cm" svg:height="10.128cm">
          <chartooo:coordinate-region svg:x="1.785cm" svg:y="0.986cm" svg:width="20.163cm" svg:height="9.005cm"/>
          <chart:axis chart:dimension="x" chart:name="primary-x" chart:style-name="ch4">
            <chart:title svg:x="9.974cm" svg:y="11.171cm" chart:style-name="ch5">
              <text:p>ECHO PACKET #</text:p>
            </chart:title>
          </chart:axis>
          <chart:axis chart:dimension="y" chart:name="primary-y" chart:style-name="ch4">
            <chart:title svg:x="0cm" svg:y="7.261cm" chart:style-name="ch6">
              <text:p>RESPONSE TIME (ms)</text:p>
            </chart:title>
            <chart:grid chart:style-name="ch7" chart:class="major"/>
          </chart:axis>
          <chart:series chart:style-name="ch8" chart:values-cell-range-address="Φύλλο1.B7:Φύλλο1.B122" chart:class="chart:line">
            <chart:data-point chart:repeated="1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88">
                <text:p>2088</text:p>
                <draw:g>
                  <svg:desc>Φύλλο1.B7:Φύλλο1.B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72">
                <text:p>20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 LibreOffice_project/8f96e87c890bf8fa77463cd4b640a2312823f3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